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Location.getSystem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SeqTrimWS.ensureBufferLength( int lengthToAd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StreamReaderExtImpl.getAttributeBase64Valu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StreamReaderExtImpl.getDate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StreamReaderExtImpl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SeqTrimWS.fillBufferFromString( CharSequenc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harSeqTrimWS.fillBuffer(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6">
            <text:p text:style-name="Table_20_Contents">6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XMLStreamReaderExtImpl.standalon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getAttributeFloatValu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StreamReaderExtImpl.getAttributeNam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getAttributeStringValue( String uri , String lo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getHexBinary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StreamReaderExtImpl.getAttributeGDateValue( String uri , String lo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StreamReaderExtImpl.getAttributeValu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getFloa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StreamReaderExtImpl.getAttributeFloatValue( String uri , String lo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StreamReaderExtImpl.getNamespaceURI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getUnderlyingXml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SeqTrimWS.addEntityTo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StreamReaderExtImpl.isStar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SeqTrimWS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tLocation.Ex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getAttributeLongValu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harSeqTrimWS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getAttribut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getAttributeBase64Value( String uri , String lo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StreamReaderExtImpl.is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isCharac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getAttributeHexBinaryValu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StreamReaderExtImpl.getAttributeQNameValu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StreamReaderExtImpl.getText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getTextCharacters( int i , char [ ] chars , int i1 , int i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getNamespac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getAttributePrefix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getBase64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StreamReaderExtImpl.isStanda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getNamespacePrefix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getAttributeGDateValu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harSeqTrimWS.reloadAtt( int index , int styl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CharSeqTrimWS.addTextTo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StreamReaderExtImpl.getEv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getAttributeIntValu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StreamReaderExtImpl.getAttributeBooleanValue( String uri , String lo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StreamReaderExtImpl.getAttributeStringValue( int index , int ws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getIn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harSeqTrimWS.reloadAtt( String uri , String local , int styl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XMLStreamReaderExtImpl.getAttributeCalendarValue( String uri , String lo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StreamReaderExtImpl.next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getAttributeTyp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getAttributeShortValue( String uri , String lo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StreamReaderExtImpl.getAttributeBigIntegerValue( String uri , String lo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StreamReaderExtImpl.getAttributeValue( String s , String s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getAttributeBigDecimalValue( String uri , String lo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harSeqTrimWS.CharSeqTrimWS( XMLStreamReaderExtImpl xmlSt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StreamReaderExtImpl.getAttributeQNameValue( String uri , String lo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StreamReaderExtImpl.getGDate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StreamReaderExtImpl.getShor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tLocation.getCharacterOff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StreamReaderExtImpl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getAttributeIntValue( String uri , String lo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StreamReaderExtImpl.getStringValue( int ws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StreamReaderExtImpl.getAttributeCalendarValu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StreamReaderExtImpl.getCalendar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StreamReaderExtImpl.getLong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StreamReaderExtImpl.getAttributeHexBinaryValue( String uri , String lo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StreamReaderExtImpl.is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isAttributeSpecified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Location.getColumnNumb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StreamReaderExtImpl.getAttributeDoubleValu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StreamReaderExtImpl.getQName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StreamReaderExtImpl.getAttributeStringValue( String uri , String local , int ws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getPI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getCharacterEncoding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Location.getPublic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tLocation.set( Location l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StreamReaderExtImpl.getAttributeBigDecimalValu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StreamReaderExtImpl.getAttributeDoubleValue( String uri , String lo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harSeqTrimWS.subSequence( int start , int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ha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getAttributeBigIntegerValu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StreamReaderExtImpl.getAttributeLongValue( String uri , String lo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StreamReaderExtImpl.has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SeqTrimWS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StreamReaderExtImpl.setDefaultValue( String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getAttributeGDurationValu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StreamReaderExtImpl.getNamespac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SeqTrimWS.reload( int styl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2">
            <text:p text:style-name="Table_20_Contents">22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XMLStreamReaderExtImpl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getBigDecimal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StreamReaderExtImpl.getPI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getAttributeGDurationValue( String uri , String lo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StreamReaderExtImpl.getNamespaceURI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getProperty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getAttributeLocalNam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getGDuration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StreamReaderExtImpl.getAttributeDateValu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harSeqTrimWS.charAt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StreamReaderExtImpl.getAttributeByteValu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tLocation.getLineNumb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StreamReaderExtImpl.getAttributeShortValu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StreamReaderExtImpl.XMLStreamReaderExtImpl( XMLStreamReader xml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StreamReaderExtImpl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getStr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StreamReaderExtImpl.getAttributeDateValue( String uri , String lo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tLocation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getByte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StreamReaderExtImpl.getTextCharac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getBoolean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StreamReaderExtImpl.require( int i , String s , String s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getAttributeStringValu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getElemen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getAttributeNamespac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getAttributeBooleanValu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StreamReaderExtImpl.getTex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ReaderExtImpl.getBigInteger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StreamReaderExtImpl.getAttributeByteValue( String uri , String lo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StreamReaderExtImpl.getDouble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